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D0000005DE9EE3A3C457CBBF9.jpg" manifest:media-type="image/jpeg"/>
  <manifest:file-entry manifest:full-path="Pictures/100002010000020100000201A80E4B5BB106CAD8.png" manifest:media-type="image/png"/>
  <manifest:file-entry manifest:full-path="Pictures/100000000000018D00000080E4E3F9071B4D60CF.jpg" manifest:media-type="image/jpeg"/>
  <manifest:file-entry manifest:full-path="Pictures/10000201000007D0000007D02CE7775D5085C6CA.png" manifest:media-type="image/png"/>
  <manifest:file-entry manifest:full-path="Pictures/10000DB00000259A000012DAB5812A0645AF5591.svg" manifest:media-type="image/svg+xml"/>
  <manifest:file-entry manifest:full-path="Pictures/100002010000016C000000B62BD4FD6402FA35E2.png" manifest:media-type="image/png"/>
  <manifest:file-entry manifest:full-path="Pictures/10001A5A0000350500003505C474D415FA46D5F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Avant Garde" svg:font-family="'Free Avant Gar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8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1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4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2.25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4.125cm, 0cm, 0cm)" draw:image-opacity="100%" style:mirror="non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Free Avant Garde"/>
    </style:style>
    <style:style style:name="P3" style:family="paragraph"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 draw:fill-color="#ffffff"/>
      <style:text-properties style:font-name="Free Avant Garde" fo:font-size="36pt" fo:font-style="italic" style:font-size-asian="36pt" style:font-style-asian="italic" style:font-size-complex="36pt" style:font-style-complex="italic"/>
    </style:style>
    <style:style style:name="P5" style:family="paragraph">
      <style:paragraph-properties fo:text-align="center"/>
    </style:style>
    <style:style style:name="T1" style:family="text">
      <style:text-properties style:font-name="Free Avant Garde" fo:font-size="28pt" style:font-size-asian="28pt" style:font-size-complex="28pt"/>
    </style:style>
    <style:style style:name="T2" style:family="text">
      <style:text-properties style:font-name="Free Avant Garde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cm" svg:height="4.6cm" svg:x="2.657cm" svg:y="6.5cm">
          <draw:image xlink:href="Pictures/10000201000007D0000007D02CE7775D5085C6CA.png" xlink:type="simple" xlink:show="embed" xlink:actuate="onLoad">
            <text:p/>
          </draw:image>
        </draw:frame>
        <draw:frame draw:style-name="gr2" draw:text-style-name="P1" draw:layer="layout" svg:width="6.9cm" svg:height="3.459cm" svg:x="6.8cm" svg:y="19.741cm">
          <draw:image xlink:href="Pictures/10000DB00000259A000012DAB5812A0645AF5591.svg" xlink:type="simple" xlink:show="embed" xlink:actuate="onLoad">
            <text:p/>
          </draw:image>
          <draw:image xlink:href="Pictures/100002010000016C000000B62BD4FD6402FA35E2.png" xlink:type="simple" xlink:show="embed" xlink:actuate="onLoad"/>
        </draw:frame>
        <draw:frame draw:style-name="gr3" draw:text-style-name="P2" draw:layer="layout" svg:width="9.087cm" svg:height="1.712cm" svg:x="9.6cm" svg:y="7.788cm">
          <draw:text-box>
            <text:p><text:span text:style-name="T1">formato estándar</text:span></text:p>
          </draw:text-box>
        </draw:frame>
        <draw:frame draw:style-name="gr4" draw:text-style-name="P4" draw:layer="layout" svg:width="6.399cm" svg:height="1.729cm" svg:x="7.101cm" svg:y="12.571cm">
          <draw:text-box>
            <text:p text:style-name="P3"><text:span text:style-name="T2">os</text:span><text:span text:style-name="T2">m2</text:span><text:span text:style-name="T2">gtf</text:span><text:span text:style-name="T2">s</text:span></text:p>
          </draw:text-box>
        </draw:frame>
        <draw:frame draw:style-name="gr5" draw:text-style-name="P2" draw:layer="layout" svg:width="3.012cm" svg:height="1.712cm" svg:x="8.688cm" svg:y="16.188cm">
          <draw:text-box>
            <text:p><text:span text:style-name="T1">G</text:span><text:span text:style-name="T1">T</text:span><text:span text:style-name="T1">F</text:span><text:span text:style-name="T1">S</text:span></text:p>
          </draw:text-box>
        </draw:frame>
        <draw:frame draw:style-name="gr2" draw:text-style-name="P1" draw:layer="layout" svg:width="2.534cm" svg:height="2.534cm" svg:x="8.966cm" svg:y="23.1cm">
          <draw:image xlink:href="Pictures/10001A5A0000350500003505C474D415FA46D5F0.svg" xlink:type="simple" xlink:show="embed" xlink:actuate="onLoad">
            <text:p/>
          </draw:image>
          <draw:image xlink:href="Pictures/100002010000020100000201A80E4B5BB106CAD8.png" xlink:type="simple" xlink:show="embed" xlink:actuate="onLoad"/>
        </draw:frame>
        <draw:frame draw:style-name="gr6" draw:text-style-name="P5" draw:layer="layout" svg:width="4.6cm" svg:height="1.799cm" svg:x="2.5cm" svg:y="1.601cm">
          <draw:image xlink:href="Pictures/100000000000018D00000080E4E3F9071B4D60CF.jpg" xlink:type="simple" xlink:show="embed" xlink:actuate="onLoad">
            <text:p/>
          </draw:image>
        </draw:frame>
        <draw:frame draw:style-name="gr7" draw:text-style-name="P5" draw:layer="layout" svg:width="10.942cm" svg:height="1.603cm" svg:x="9.1cm" svg:y="1.697cm">
          <draw:image xlink:href="Pictures/100000000000031D0000005DE9EE3A3C457CBBF9.jpg" xlink:type="simple" xlink:show="embed" xlink:actuate="onLoad">
            <text:p/>
          </draw:image>
        </draw:frame>
        <draw:custom-shape draw:style-name="gr8" draw:text-style-name="P1" draw:layer="layout" svg:width="4cm" svg:height="1.7cm" svg:x="8.1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8cm" svg:y1="3.7cm" svg:x2="4.8cm" svg:y2="6cm">
          <text:p/>
        </draw:line>
        <draw:line draw:style-name="gr9" draw:text-style-name="P1" draw:layer="layout" svg:x1="14.4cm" svg:y1="3.5cm" svg:x2="14.4cm" svg:y2="7.4cm">
          <text:p/>
        </draw:line>
        <draw:line draw:style-name="gr9" draw:text-style-name="P1" draw:layer="layout" svg:x1="10.2cm" svg:y1="14.2cm" svg:x2="10.2cm" svg:y2="15.7cm">
          <text:p/>
        </draw:line>
        <draw:line draw:style-name="gr9" draw:text-style-name="P1" draw:layer="layout" svg:x1="10.2cm" svg:y1="17.7cm" svg:x2="10.2cm" svg:y2="19.9cm">
          <text:p/>
        </draw:line>
        <draw:line draw:style-name="gr9" draw:text-style-name="P1" draw:layer="layout" svg:x1="10.2cm" svg:y1="21.5cm" svg:x2="10.2cm" svg:y2="23cm">
          <text:p/>
        </draw:line>
        <draw:line draw:style-name="gr9" draw:text-style-name="P1" draw:layer="layout" svg:x1="4.9cm" svg:y1="10.8cm" svg:x2="9.4cm" svg:y2="12.4cm">
          <text:p/>
        </draw:line>
        <draw:line draw:style-name="gr9" draw:text-style-name="P1" draw:layer="layout" svg:x1="14.2cm" svg:y1="9.4cm" svg:x2="11.1cm" svg:y2="12.5cm">
          <text:p/>
        </draw:line>
        <draw:line draw:style-name="gr10" draw:text-style-name="P1" draw:layer="layout" svg:x1="12.1cm" svg:y1="16.7cm" svg:x2="17.7cm" svg:y2="16.7cm">
          <text:p/>
        </draw:line>
        <draw:line draw:style-name="gr10" draw:text-style-name="P1" draw:layer="layout" svg:x1="12.1cm" svg:y1="17.7cm" svg:x2="16.4cm" svg:y2="19.7cm">
          <text:p/>
        </draw:line>
        <draw:line draw:style-name="gr10" draw:text-style-name="P1" draw:layer="layout" svg:x1="8cm" svg:y1="17.7cm" svg:x2="3.7cm" svg:y2="19.7cm">
          <text:p/>
        </draw:line>
        <draw:line draw:style-name="gr10" draw:text-style-name="P1" draw:layer="layout" svg:x1="8.1cm" svg:y1="16.7cm" svg:x2="2.5cm" svg:y2="1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Avant Garde" svg:font-family="'Free Avant Gard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08:42:44.321671456</meta:creation-date>
    <dc:date>2018-03-05T14:04:22.602291360</dc:date>
    <meta:editing-duration>PT13M56S</meta:editing-duration>
    <meta:editing-cycles>5</meta:editing-cycles>
    <meta:generator>LibreOffice/5.2.7.2$Linux_X86_64 LibreOffice_project/20m0$Build-2</meta:generator>
    <dc:creator>Mikolai-Alexander Gütschow</dc:creator>
    <meta:document-statistic meta:object-count="20"/>
  </office:meta>
</office:document-meta>
</file>